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Text_20_body">
      <style:text-properties officeooo:paragraph-rsid="00100080"/>
    </style:style>
    <style:style style:name="P12" style:family="paragraph" style:parent-style-name="Text_20_body">
      <style:text-properties style:font-name="Carlito" fo:font-size="12pt" officeooo:paragraph-rsid="00100080" style:font-size-asian="12pt" style:font-size-complex="12pt"/>
    </style:style>
    <style:style style:name="P13" style:family="paragraph" style:parent-style-name="Text_20_body">
      <style:text-properties style:font-name="Carlito" fo:font-size="12pt" officeooo:paragraph-rsid="00108ae3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15" style:family="paragraph" style:parent-style-name="Text_20_body">
      <style:text-properties style:font-name="Carlito" fo:font-size="12pt" officeooo:paragraph-rsid="001846ee" style:font-size-asian="12pt" style:font-size-complex="12pt"/>
    </style:style>
    <style:style style:name="P16" style:family="paragraph" style:parent-style-name="Text_20_body">
      <style:text-properties fo:font-size="12pt" officeooo:rsid="000c2e26" officeooo:paragraph-rsid="000c2e26" style:font-size-asian="12pt" style:font-size-complex="12pt"/>
    </style:style>
    <style:style style:name="P17" style:family="paragraph" style:parent-style-name="Text_20_body">
      <style:text-properties fo:font-size="12pt" officeooo:rsid="000c2e26" officeooo:paragraph-rsid="00108ae3" style:font-size-asian="12pt" style:font-size-complex="12pt"/>
    </style:style>
    <style:style style:name="P18" style:family="paragraph" style:parent-style-name="Text_20_body">
      <style:text-properties fo:font-size="12pt" officeooo:rsid="000c2e26" officeooo:paragraph-rsid="001846ee" style:font-size-asian="12pt" style:font-size-complex="12pt"/>
    </style:style>
    <style:style style:name="P19" style:family="paragraph" style:parent-style-name="Text_20_body">
      <style:text-properties fo:color="#666666" loext:opacity="100%" style:font-name="Carlito" fo:font-size="12pt" officeooo:rsid="0005c57e" officeooo:paragraph-rsid="00108ae3" style:font-size-asian="12pt" style:font-size-complex="12pt"/>
    </style:style>
    <style:style style:name="P20" style:family="paragraph" style:parent-style-name="Text_20_body">
      <style:text-properties fo:color="#666666" loext:opacity="100%" style:font-name="Carlito" fo:font-size="12pt" officeooo:rsid="0005c57e" officeooo:paragraph-rsid="001846ee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Preformatted_20_Text">
      <style:text-properties officeooo:paragraph-rsid="001846ee"/>
    </style:style>
    <style:style style:name="P23" style:family="paragraph" style:parent-style-name="Heading_20_1">
      <style:paragraph-properties fo:break-before="page"/>
      <style:text-properties fo:color="#666666" loext:opacity="100%" style:font-name="Carlito" fo:font-size="12pt" officeooo:rsid="0005c57e" officeooo:paragraph-rsid="0005c57e" style:font-size-asian="12pt" style:font-size-complex="12pt"/>
    </style:style>
    <style:style style:name="P2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25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6" style:family="paragraph" style:parent-style-name="Heading_20_1">
      <style:paragraph-properties fo:break-before="page"/>
      <style:text-properties fo:color="#999999" loext:opacity="100%" style:font-name="Carlito" fo:font-size="12pt" style:font-size-asian="12pt" style:font-size-complex="12pt"/>
    </style:style>
    <style:style style:name="P27" style:family="paragraph" style:parent-style-name="Heading_20_1">
      <style:paragraph-properties fo:break-before="page"/>
      <style:text-properties fo:color="#999999" loext:opacity="100%" style:font-name="Carlito" fo:font-size="12pt" officeooo:paragraph-rsid="001846ee" style:font-size-asian="12pt" style:font-size-complex="12pt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5" style:family="paragraph" style:parent-style-name="Text_20_body" style:list-style-name="L7">
      <style:text-properties style:font-name="Carlito" fo:font-size="12pt" style:font-size-asian="12pt" style:font-size-complex="12pt"/>
    </style:style>
    <style:style style:name="P36" style:family="paragraph" style:parent-style-name="Text_20_body" style:list-style-name="L8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7" style:family="paragraph" style:parent-style-name="Text_20_body" style:list-style-name="L9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8" style:family="paragraph" style:parent-style-name="Text_20_body" style:list-style-name="L10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9" style:family="paragraph" style:parent-style-name="Text_20_body" style:list-style-name="L11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rsid="001846ee" officeooo:paragraph-rsid="001846ee" style:font-size-asian="12pt" style:font-size-complex="12pt"/>
    </style:style>
    <style:style style:name="P41" style:family="paragraph" style:parent-style-name="Text_20_body" style:list-style-name="L12">
      <style:paragraph-properties fo:margin-top="0cm" fo:margin-bottom="0cm" style:contextual-spacing="false"/>
      <style:text-properties style:font-name="Carlito" fo:font-size="12pt" officeooo:rsid="0018f911" officeooo:paragraph-rsid="0018f911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T7" style:family="text">
      <style:text-properties fo:color="#999999" loext:opacity="100%" style:font-name="Carlito" fo:font-size="12pt" style:font-size-asian="12pt" style:font-size-complex="12pt"/>
    </style:style>
    <style:style style:name="T8" style:family="text">
      <style:text-properties fo:color="#666666" loext:opacity="100%" officeooo:rsid="00100080"/>
    </style:style>
    <style:style style:name="T9" style:family="text">
      <style:text-properties fo:color="#666666" loext:opacity="100%" style:font-name="Carlito"/>
    </style:style>
    <style:style style:name="T10" style:family="text">
      <style:text-properties fo:color="#666666" loext:opacity="100%" style:font-name="Carlito" fo:font-size="12pt" officeooo:rsid="00100080" style:font-size-asian="12pt" style:font-size-complex="12pt"/>
    </style:style>
    <style:style style:name="T11" style:family="text">
      <style:text-properties fo:color="#666666" loext:opacity="100%" style:font-name="Carlito" fo:font-size="12pt" fo:font-style="normal" officeooo:rsid="00100080" style:font-size-asian="12pt" style:font-style-asian="normal" style:font-size-complex="12pt" style:font-style-complex="normal"/>
    </style:style>
    <style:style style:name="T12" style:family="text">
      <style:text-properties fo:color="#666666" loext:opacity="100%" style:font-name="Carlito" officeooo:rsid="0005c57e"/>
    </style:style>
    <style:style style:name="T13" style:family="text">
      <style:text-properties fo:color="#666666" loext:opacity="100%" officeooo:rsid="00108ae3"/>
    </style:style>
    <style:style style:name="T14" style:family="text">
      <style:text-properties fo:color="#666666" loext:opacity="100%" officeooo:rsid="001846ee"/>
    </style:style>
    <style:style style:name="T15" style:family="text">
      <style:text-properties officeooo:rsid="000df3c9"/>
    </style:style>
    <style:style style:name="T16" style:family="text">
      <style:text-properties officeooo:rsid="000febfe"/>
    </style:style>
    <style:style style:name="T17" style:family="text">
      <style:text-properties officeooo:rsid="00135f5f"/>
    </style:style>
    <style:style style:name="T18" style:family="text">
      <style:text-properties officeooo:rsid="001846ee"/>
    </style:style>
    <style:style style:name="T19" style:family="text">
      <style:text-properties officeooo:rsid="001d23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xml:id="list57537230" text:style-name="L1">
        <text:list-item>
          <text:p text:style-name="P28">Guardar este documento en nuestro equipo.</text:p>
        </text:list-item>
        <text:list-item>
          <text:p text:style-name="P28">Renombrar según el siguiente ejemplo: ApellidoNombre_ActividadesUD<text:span text:style-name="T16">4</text:span></text:p>
        </text:list-item>
        <text:list-item>
          <text:p text:style-name="P28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07_3396345470" text:style-name="Index_20_Link" text:visited-style-name="Index_20_Link">Actividades 4.1<text:tab/>2</text:a></text:p>
          <text:p text:style-name="P21"><text:a xlink:type="simple" xlink:href="#__RefHeading___Toc4209_4121001184" text:style-name="Index_20_Link" text:visited-style-name="Index_20_Link">Actividades 4.2<text:tab/>3</text:a></text:p>
          <text:p text:style-name="P21"><text:a xlink:type="simple" xlink:href="#__RefHeading___Toc11640_948389299" text:style-name="Index_20_Link" text:visited-style-name="Index_20_Link">Actividades 4.3<text:tab/>4</text:a></text:p>
        </text:index-body>
      </text:table-of-content>
      <text:p text:style-name="P10"/>
      <text:h text:style-name="P23" text:outline-level="1"><text:bookmark-start text:name="__RefHeading___Toc107_3396345470"/>Actividades <text:span text:style-name="T15">4</text:span>.1<text:bookmark-end text:name="__RefHeading___Toc107_3396345470"/></text:h>
      <text:p text:style-name="P12"><text:span text:style-name="T8">Siguiendo las indicaciones del apartado ‘Depurar el código’ del Pdf ‘Visual Studio_2019_Depuración y pruebas’, añadir las capturas de pantalla </text:span><text:span text:style-name="T13">indicadas </text:span><text:span text:style-name="T8">a la actividad de la plataforma Moodle</text:span></text:p>
      <text:p text:style-name="P11"><text:a xlink:type="simple" xlink:href="https://docs.microsoft.com/es-es/visualstudio/get-started/csharp/tutorial-debugger?view=vs-2019" text:style-name="Internet_20_link" text:visited-style-name="Visited_20_Internet_20_Link"><text:span text:style-name="T11">Ref. Web</text:span></text:a></text:p>
      <text:p text:style-name="P16"><text:span text:style-name="T12">C</text:span><text:span text:style-name="T9">apturas a añadir: </text:span></text:p>
      <text:list xml:id="list4235865333" text:style-name="L2">
        <text:list-item>
          <text:p text:style-name="P29">Proyecto creado</text:p>
        </text:list-item>
      </text:list>
      <text:list xml:id="list268868087" text:style-name="L3">
        <text:list-item>
          <text:p text:style-name="P31">Iniciación del depurador</text:p>
        </text:list-item>
      </text:list>
      <text:list xml:id="list3553406089" text:style-name="L4">
        <text:list-item>
          <text:p text:style-name="P32">Ventana automático</text:p>
        </text:list-item>
      </text:list>
      <text:list xml:id="list3995410737" text:style-name="L5">
        <text:list-item>
          <text:p text:style-name="P33">Ventana variables locales</text:p>
        </text:list-item>
      </text:list>
      <text:list xml:id="list263766361" text:style-name="L6">
        <text:list-item>
          <text:p text:style-name="P34">Ventana Inspección (variable name)</text:p>
        </text:list-item>
      </text:list>
      <text:list xml:id="list983136175" text:style-name="L7">
        <text:list-item>
          <text:p text:style-name="P35">Ventana Pila llamada (método SendMessage)</text:p>
        </text:list-item>
      </text:list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5" text:outline-level="1"/>
      <text:h text:style-name="P26" text:outline-level="1"><text:bookmark-start text:name="__RefHeading___Toc4209_4121001184"/>Actividades 4.2<text:bookmark-end text:name="__RefHeading___Toc4209_4121001184"/></text:h>
      <text:p text:style-name="P13"><text:span text:style-name="T10">Siguiendo las indicaciones del apartado ‘</text:span><text:span text:style-name="T13">Pruebas unitarias</text:span><text:span text:style-name="T10">’ del Pdf ‘Visual Studio_2019_Depuración y pruebas’, añadir</text:span><text:span text:style-name="T8"> las capturas de pantalla </text:span><text:span text:style-name="T13">indicadas </text:span><text:span text:style-name="T8">a la actividad de la plataforma Moodle</text:span></text:p>
      <text:p text:style-name="Preformatted_20_Text"><text:bookmark-start text:name="__RefHeading___Toc113_3396345470"/><text:a xlink:type="simple" xlink:href="https://docs.microsoft.com/es-es/visualstudio/test/getting-started-with-unit-testing?view=vs-2019" text:style-name="Internet_20_link" text:visited-style-name="Visited_20_Internet_20_Link"><text:span text:style-name="T7">Ref. Web</text:span></text:a><text:bookmark-end text:name="__RefHeading___Toc113_3396345470"/></text:p>
      <text:p text:style-name="P19"/>
      <text:p text:style-name="P17"><text:span text:style-name="T12">C</text:span><text:span text:style-name="T9">apturas a añadir: </text:span></text:p>
      <text:list xml:id="list94911899215103" text:continue-list="list4235865333" text:style-name="L2">
        <text:list-item>
          <text:p text:style-name="P30">Proyecto creado</text:p>
        </text:list-item>
      </text:list>
      <text:list xml:id="list3310739365" text:style-name="L8">
        <text:list-item>
          <text:p text:style-name="P36">Agrega referencia de proyecto.</text:p>
        </text:list-item>
      </text:list>
      <text:list xml:id="list2189797486" text:style-name="L9">
        <text:list-item>
          <text:p text:style-name="P37">Agregue código al método de prueba unitaria.</text:p>
        </text:list-item>
      </text:list>
      <text:list xml:id="list2618160563" text:style-name="L10">
        <text:list-item>
          <text:p text:style-name="P38">Ventana <text:s/>Explorador de pruebas.</text:p>
        </text:list-item>
      </text:list>
      <text:list xml:id="list700866340" text:style-name="L11">
        <text:list-item>
          <text:p text:style-name="P39">Ventana <text:span text:style-name="T17">Test Explorer</text:span></text:p>
        </text:list-item>
      </text:list>
      <text:h text:style-name="P27" text:outline-level="1"><text:bookmark-start text:name="__RefHeading___Toc11640_948389299"/>Actividades 4.<text:span text:style-name="T18">3</text:span><text:bookmark-end text:name="__RefHeading___Toc11640_948389299"/></text:h>
      <text:p text:style-name="P15"><text:span text:style-name="T8">Siguiendo las indicaciones del </text:span><text:span text:style-name="T14">siguiente enlace</text:span><text:span text:style-name="T8"> añadir las capturas de pantalla </text:span><text:span text:style-name="T13">indicadas </text:span><text:span text:style-name="T8">a la actividad de la plataforma Moodle</text:span></text:p>
      <text:p text:style-name="P22"><text:bookmark-start text:name="__RefHeading___Toc113_33963454701"/><text:a xlink:type="simple" xlink:href="https://netbeans-apache-org.translate.goog/kb/docs/java/junit-intro.html?_x_tr_sl=auto&amp;_x_tr_tl=es&amp;_x_tr_hl=es" text:style-name="Internet_20_link" text:visited-style-name="Visited_20_Internet_20_Link"><text:span text:style-name="T7">Ref. Web</text:span></text:a><text:bookmark-end text:name="__RefHeading___Toc113_33963454701"/></text:p>
      <text:p text:style-name="P20"/>
      <text:p text:style-name="P18"><text:span text:style-name="T12">C</text:span><text:span text:style-name="T9">apturas a añadir: </text:span></text:p>
      <text:list xml:id="list94912515232695" text:continue-list="list94911899215103" text:style-name="L2">
        <text:list-item>
          <text:p text:style-name="P40">Utils.java y Vectors.java añadidas al proyecto.</text:p>
        </text:list-item>
      </text:list>
      <text:list xml:id="list125042687" text:style-name="L12">
        <text:list-item>
          <text:p text:style-name="P41">Añade clases de pruebas: VectorsJUnit3Test y UtilsJUnit3Test</text:p>
        </text:list-item>
        <text:list-item>
          <text:p text:style-name="P41">Ejecuta pruebas modificando los test para obtener diferentes resultados</text:p>
        </text:list-item>
        <text:list-item>
          <text:p text:style-name="P41">Repite el proceso para JUnit4</text:p>
        </text:list-item>
      </text:list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Liberation Mono" fo:font-family="'Liberation Mono'" style:font-style-name="Bold" style:font-family-generic="modern" style:font-pitch="fixed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d239f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officeooo:rsid="000df3c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5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MT6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7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David Guiérrez Pérez</text:span></text:p>
        <text:p text:style-name="MP2"><text:tab/><text:tab/><text:span text:style-name="MT2">Actividades UD</text:span><text:span text:style-name="MT3">4</text:span></text:p>
      </style:header>
      <style:footer>
        <text:p text:style-name="MP3"><text:span text:style-name="MT4">CFGS – Desarrollo de Aplicaciones Web <text:s text:c="21"/><text:tab/></text:span><text:span text:style-name="MT4"><office:annotation loext:resolved="false"><dc:date>2020-11-01T18:18:59.794026446</dc:date><text:p>&lt;!--StartFragment--&gt;</text:p></office:annotation></text:span><text:span text:style-name="MT4">UD</text:span><text:span text:style-name="MT5">4</text:span><text:span text:style-name="MT4">. Depuración y realización de pruebas</text:span><text:span text:style-name="MT4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6">ENTORNOS DE DESARROLLO<text:tab/></text:span><text:span text:style-name="MT7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3-01-18T09:47:35.956000000</dc:date>
    <meta:editing-duration>PT14H17M49S</meta:editing-duration>
    <meta:editing-cycles>19</meta:editing-cycles>
    <meta:document-statistic meta:table-count="0" meta:image-count="0" meta:object-count="0" meta:page-count="4" meta:paragraph-count="39" meta:word-count="243" meta:character-count="1635" meta:non-whitespace-character-count="1416"/>
  </office:meta>
</office:document-meta>
</file>